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.42cm"/>
      <style:paragraph-properties style:writing-mode="lr-tb"/>
    </style:style>
    <style:style style:name="gr3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5.679cm" fo:min-width="4.793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81cm" svg:stroke-color="#784b04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706e0c" loext:opacity="100%" style:font-name="DejaVu Sans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706e0c" loext:opacity="100%" style:font-name="DejaVu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1.673cm" svg:x="3.54cm" svg:y="8.302cm">
          <draw:text-box>
            <text:p>MetaCentrum </text:p>
            <text:p>grid</text:p>
          </draw:text-box>
        </draw:frame>
        <draw:frame draw:style-name="gr2" draw:text-style-name="P2" draw:layer="layout" svg:width="8.13cm" svg:height="1.991cm" svg:x="2.39cm" svg:y="3.523cm">
          <draw:text-box>
            <text:p><text:span text:style-name="T1">primary purpose is computing;</text:span></text:p>
            <text:p><text:span text:style-name="T1">moderate backup;</text:span></text:p>
            <text:p><text:span text:style-name="T1">no archiving policy;</text:span></text:p>
          </draw:text-box>
        </draw:frame>
        <draw:line draw:style-name="gr3" draw:text-style-name="P3" draw:layer="layout" svg:x1="5.445cm" svg:y1="5.445cm" svg:x2="5.445cm" svg:y2="6.08cm">
          <text:p/>
        </draw:line>
        <draw:custom-shape draw:style-name="gr4" draw:text-style-name="P3" draw:layer="layout" svg:width="5.397cm" svg:height="6.033cm" svg:x="3.005cm" svg:y="6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6.033cm" svg:x="10.505cm" svg:y="6.4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59cm" svg:height="1.673cm" svg:x="10.541cm" svg:y="8.203cm">
          <draw:text-box>
            <text:p>CESNET Storage</text:p>
            <text:p>Department</text:p>
          </draw:text-box>
        </draw:frame>
        <draw:line draw:style-name="gr5" draw:text-style-name="P3" draw:layer="layout" svg:x1="8.62cm" svg:y1="9.255cm" svg:x2="10.042cm" svg:y2="9.255cm">
          <text:p/>
        </draw:line>
        <draw:line draw:style-name="gr5" draw:text-style-name="P3" draw:layer="layout" svg:x1="8.62cm" svg:y1="9.255cm" svg:x2="10.042cm" svg:y2="9.255cm">
          <text:p/>
        </draw:line>
        <draw:line draw:style-name="gr5" draw:text-style-name="P3" draw:layer="layout" svg:x1="8.62cm" svg:y1="9.655cm" svg:x2="10.042cm" svg:y2="9.655cm">
          <text:p/>
        </draw:line>
        <draw:line draw:style-name="gr5" draw:text-style-name="P3" draw:layer="layout" svg:x1="8.837cm" svg:y1="10.107cm" svg:x2="9.742cm" svg:y2="8.955cm">
          <text:p/>
        </draw:line>
        <draw:frame draw:style-name="gr2" draw:text-style-name="P2" draw:layer="layout" svg:width="7.106cm" svg:height="1.411cm" svg:x="10.39cm" svg:y="3.524cm">
          <draw:text-box>
            <text:p><text:span text:style-name="T1">primary </text:span><text:span text:style-name="T1">purpose is </text:span><text:span text:style-name="T1">backup</text:span></text:p>
            <text:p><text:span text:style-name="T1">and </text:span><text:span text:style-name="T1">archiving</text:span></text:p>
          </draw:text-box>
        </draw:frame>
        <draw:line draw:style-name="gr3" draw:text-style-name="P3" draw:layer="layout" svg:x1="13.105cm" svg:y1="4.809cm" svg:x2="13.105cm" svg:y2="6.0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7T14:41:30.839050171</dc:date>
    <meta:editing-duration>PT30M36S</meta:editing-duration>
    <meta:editing-cycles>4</meta:editing-cycles>
    <meta:generator>LibreOffice/7.3.6.2$Linux_X86_64 LibreOffice_project/30$Build-2</meta:generator>
    <meta:document-statistic meta:object-count="12"/>
  </office:meta>
</office:document-meta>
</file>